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AULA 2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mpactos sociais causados pela revolucao industr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me:</text:p>
          </table:table-cell>
          <table:table-cell office:value-type="string" calcext:value-type="string">
            <text:p>Charlin Charplin – Tempos moderno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esenha 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Teoria classica da administrac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actos sociais causados pela revolucao industrial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amponeses largaram os campos e migraram para as cida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 guer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junto de mudancas que aconteceu na europa durante seculo 18 e 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de a principal particularidade dessas mudancas foi a substituicao do trabalho artesanal, de carater familiar, onde eles realizavao todas as tarefas de producao desde o preparo de materia primaa ate o acabamento final do produto, a principal caracteristica foi a substituicao do trabalho manual pelo trabalho de maquinas, asalariado,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 que foi responsavel por gerar esses avanços? Como a maquina a valor, o que é a criacao da maquina a valor, ela é o que? Tecnologi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ator principal: Que permitiu a substituicao do trabalho manual pela substituicao das maquin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i o avanco das tecnologias que permitiu as empresas atuar desta form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ITIVO PRINCIPAL: Melhorar os avancos de processos produtivos, nao somente a producao industrial, mas as prestacoes de serviço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emplo, desde uma cadeira ergonomic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vancos tecnologicos na medic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Como transpante de coracao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ecnologia torna esta parte tanto a industrial quanto qualquer outra como medicina, mais agil, rapida, automatizada, como aumenta a capacidade de produca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DIA DIA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ULAR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983 Inicio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atualmente temos os smartfones que atualmente sao uma extencao do nosso corpo, capaz de realizar diversas tarefas facilitando desde o trabalho, estudo, comunicaca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ARROS – A RO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MENTO – FO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RIGACAO</text:p>
          </table:table-cell>
          <table:table-cell office:value-type="string" calcext:value-type="string">
            <text:p>Capacidade maior de produzir alimentos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1760 – Revolucao industr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 continua acontecendo ate o nosso tempo de hoje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rabalho manual foi substituido pela introducao das maquina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80 HORAS, CRIARAM OS SINDICATOS E DEPOIS FICOU 67 HORA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4 ERAS DA REVOLUCAO INDUSTR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E 2 EH UNANIMID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AMENTE SAO OS MESMOS AVANCOS DAS ETAPAS DA REVOLUCAO INDUSTRI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 REVOLUCAO INDUSTRIAL MAIS OU MENOS 1760 A 1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MAIS LIMITADA A INGLATER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PRINCIPAL CARACTERISTICA : HOUVE O SURGIMENTO DAS INDUSTRIAAS DE TECIDOS E ALGICAI COM USO DO TEAR MECANIC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/>APERFEICOADA MAQUINA A VAPOR PARA SER USADA NA INDUSTRI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TRAVEZ DO VAPOR EH GERADO ENERGIA PARA IMPULSSIONAR ALGUM TIPO DE MOTOR, ENERGIA MAIS BARATA E MAIS EFICIE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des avancos no comercio e na area industrial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2 REVOLUCAO INDUSTRIAL 1850 E 1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partir da segunda revolucao industrial, alem da inglaterra, alemanha, franca russia italia tambem comecaram a se industrializa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rgimento do aco, locomotiva a vapor que facilitou o transporte, logistica distribuiac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Reduziram o custo, e a mao de obra deixou de ser artezanal onde o artezao tinha conhecimento de todo o proces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a pessoa passou a se especializar em uma area especifica, comecou muito a producao em ser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i influenciado p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EORIA CLASSICA DA ADMINISTRACAO – FAIONISM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 REVOLUC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Revolucao do computad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UNICACAO, A revolucao da Informac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o de automatizar (AUTOMACAO INDUSTRIAL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 REVOLUC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revolucao da NANO TECNOLOGIA</text:p>
          </table:table-cell>
          <table:table-cell table:number-columns-repeated="3"/>
        </table:table-row>
        <table:table-row table:style-name="ro1" table:number-rows-repeated="104849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 style:data-style-name="N2" text:time-value="20:16:33.1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59S</meta:editing-duration>
    <meta:editing-cycles>10</meta:editing-cycles>
    <meta:generator>LibreOffice/4.2.0.4$Windows_x86 LibreOffice_project/05dceb5d363845f2cf968344d7adab8dcfb2ba71</meta:generator>
    <dc:date>2014-02-17T20:38:48.962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